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4.337cm"/>
    </style:style>
    <style:style style:name="co11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="0.74pt solid #000000"/>
    </style:style>
    <style:style style:name="ce9" style:family="table-cell" style:parent-style-name="Default" style:data-style-name="N10114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 style:data-style-name="N10114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2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 style:data-style-name="N10114"/>
    <style:style style:name="gr1" style:family="graphic" style:parent-style-name="Note">
      <style:graphic-properties fo:min-height="4.346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"/>
          <table:table-cell table:style-name="ce4" office:value-type="string" calcext:value-type="string" table:number-columns-spanned="3" table:number-rows-spanned="2">
            <office:annotation draw:style-name="gr1" svg:width="2.899cm" svg:height="4.546cm" svg:x="21.38cm" svg:y="0cm" draw:caption-point-x="-0.61cm" draw:caption-point-y="0.01cm">
              <dc:creator>Autoría desconocida</dc:creator>
              <dc:date>2024-11-06T00:00:00</dc:date>
              <text:p>Es la cantidad que hace que comprar un componente me cueste igual que producir dicho componente</text:p>
              <text:p/>
              <text:p>Q = Cfijo / (PCCompra - PCProduccion)</text:p>
            </office:annotation>
            <text:p>UMBRAL PRODUCCIÓ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 table:number-columns-repeated="3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roduce</text:p>
          </table:table-cell>
          <table:table-cell table:style-name="ce2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2" office:value-type="string" calcext:value-type="string">
            <text:p>equipos de música</text:p>
          </table:table-cell>
          <table:table-cell/>
          <table:table-cell table:style-name="ce5" office:value-type="string" calcext:value-type="string" table:number-columns-spanned="3" table:number-rows-spanned="1">
            <text:p>EXTERNALIZANDO</text:p>
          </table:table-cell>
          <table:covered-table-cell table:number-columns-repeated="2" table:style-name="ce7"/>
          <table:table-cell/>
        </table:table-row>
        <table:table-row table:style-name="ro1">
          <table:table-cell table:number-columns-repeated="3"/>
          <table:table-cell table:style-name="ce2" office:value-type="float" office:value="7000" calcext:value-type="float">
            <text:p>7000</text:p>
          </table:table-cell>
          <table:table-cell table:number-columns-repeated="4"/>
          <table:table-cell table:style-name="ce1" office:value-type="string" calcext:value-type="string">
            <text:p>pcoste compra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€/equipo de música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3"/>
          <table:table-cell/>
        </table:table-row>
        <table:table-row table:style-name="ro1">
          <table:table-cell table:number-columns-repeated="8"/>
          <table:table-cell table:style-name="ce5" office:value-type="string" calcext:value-type="string" table:number-columns-spanned="3" table:number-rows-spanned="1">
            <text:p>PRODUCIENDO</text:p>
          </table:table-cell>
          <table:covered-table-cell table:number-columns-repeated="2" table:style-name="ce7"/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pcoste producción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€/equipo de música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Costes Fijos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string" calcext:value-type="string">
            <text:p>€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UMBRAL DE PRODUCCIÓN</text:p>
          </table:table-cell>
          <table:covered-table-cell/>
          <table:table-cell table:style-name="ce3" table:formula="of:=[.J10]/([.J6]-[.J9])" office:value-type="float" office:value="7500" calcext:value-type="float">
            <text:p>7500</text:p>
          </table:table-cell>
          <table:table-cell table:style-name="ce7" office:value-type="string" calcext:value-type="string" table:number-columns-spanned="2" table:number-rows-spanned="1">
            <text:p>equipos de música</text:p>
          </table:table-cell>
          <table:covered-table-cell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table:formula="of:=IF([.D6]&lt;[.E15];[$Auxiliar.J4];IF([.E15]=[.D6];[$Auxiliar.J5];[$Auxiliar.J3]))" office:value-type="string" office:string-value="Conviene comprar" calcext:value-type="string">
            <text:p>Conviene comprar</text:p>
          </table:table-cell>
          <table:table-cell table:number-columns-repeated="3"/>
          <table:table-cell table:style-name="ce1" table:formula="of:=[.D5]" office:value-type="string" office:string-value="coches" calcext:value-type="string">
            <text:p>coches</text:p>
          </table:table-cell>
          <table:table-cell table:style-name="ce1" table:number-columns-repeated="2"/>
          <table:table-cell table:style-name="ce1" table:formula="of:=[.G5]" office:value-type="string" office:string-value="equipos de música" calcext:value-type="string">
            <text:p>equipos de música</text:p>
          </table:table-cell>
        </table:table-row>
        <table:table-row table:style-name="ro1">
          <table:table-cell table:number-columns-repeated="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lación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6" table:formula="of:=[.D6]" office:value-type="float" office:value="7000" calcext:value-type="float">
            <text:p>7000</text:p>
          </table:table-cell>
          <table:table-cell table:style-name="ce1" table:number-columns-repeated="2"/>
          <table:table-cell table:style-name="ce16" table:formula="of:=[.I19]*[.L18]" office:value-type="float" office:value="7000" calcext:value-type="float">
            <text:p>7000</text:p>
          </table:table-cell>
        </table:table-row>
      </table:table>
      <table:table table:name="Demostracion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6" table:formula="of:=[$Auxiliar.B4]" office:value-type="string" office:string-value="0 equipos de música" calcext:value-type="string">
            <text:p>0 equipos de música</text:p>
          </table:table-cell>
          <table:table-cell table:style-name="ce6" table:formula="of:=[$Auxiliar.C4]" office:value-type="string" office:string-value="3750 equipos de música" calcext:value-type="string">
            <text:p>3750 equipos de música</text:p>
          </table:table-cell>
          <table:table-cell table:style-name="ce6" table:formula="of:=[$Auxiliar.D4]" office:value-type="string" office:string-value="7500 equipos de música" calcext:value-type="string">
            <text:p>7500 equipos de música</text:p>
          </table:table-cell>
          <table:table-cell table:style-name="ce6" table:formula="of:=[$Auxiliar.E4]" office:value-type="string" office:string-value="15000 equipos de música" calcext:value-type="string">
            <text:p>15000 equipos de música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draw:style-name="gr2" svg:width="2.899cm" svg:height="1.799cm" svg:x="7.373cm" svg:y="1.661cm" draw:caption-point-x="-0.61cm" draw:caption-point-y="1.51cm">
              <dc:creator>Autoría desconocida</dc:creator>
              <dc:date>2024-11-13T00:00:00</dc:date>
              <text:p>Precio de comprar fuera el producto</text:p>
              <text:p/>
            </office:annotation>
            <text:p>Ccompra</text:p>
          </table:table-cell>
          <table:table-cell table:style-name="ce24" office:value-type="string" calcext:value-type="string">
            <text:p>q * pcc</text:p>
          </table:table-cell>
          <table:table-cell table:style-name="ce9" table:formula="of:=[Datos.$J$6]*[$Auxiliar.B3]" office:value-type="currency" office:currency="EUR" office:value="0" calcext:value-type="currency">
            <text:p>0,00 €</text:p>
          </table:table-cell>
          <table:table-cell table:style-name="ce21" table:formula="of:=[Datos.$J$6]*[$Auxiliar.C3]" office:value-type="currency" office:currency="EUR" office:value="18750" calcext:value-type="currency">
            <text:p>18.750,00 €</text:p>
          </table:table-cell>
          <table:table-cell table:style-name="ce21" table:formula="of:=[Datos.$J$6]*[$Auxiliar.D3]" office:value-type="currency" office:currency="EUR" office:value="37500" calcext:value-type="currency">
            <text:p>37.500,00 €</text:p>
          </table:table-cell>
          <table:table-cell table:style-name="ce9" table:formula="of:=[Datos.$J$6]*[$Auxiliar.E3]" office:value-type="currency" office:currency="EUR" office:value="75000" calcext:value-type="currency">
            <text:p>75.000,00 €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3">
            <office:annotation draw:style-name="gr2" svg:width="2.899cm" svg:height="1.799cm" svg:x="7.373cm" svg:y="2.112cm" draw:caption-point-x="-0.61cm" draw:caption-point-y="1.51cm">
              <dc:creator>Autoría desconocida</dc:creator>
              <dc:date>2024-11-13T00:00:00</dc:date>
              <text:p>Fabricar el producto</text:p>
              <text:p/>
            </office:annotation>
            <text:p>Cproducción</text:p>
          </table:table-cell>
          <table:table-cell table:style-name="ce24" office:value-type="string" calcext:value-type="string">
            <text:p>Cfijo</text:p>
          </table:table-cell>
          <table:table-cell table:style-name="ce9" table:formula="of:=[Datos.$J$10]" office:value-type="currency" office:currency="EUR" office:value="15000" calcext:value-type="currency">
            <text:p>15.000,00 €</text:p>
          </table:table-cell>
          <table:table-cell table:style-name="ce9" table:formula="of:=[Datos.$J$10]" office:value-type="currency" office:currency="EUR" office:value="15000" calcext:value-type="currency">
            <text:p>15.000,00 €</text:p>
          </table:table-cell>
          <table:table-cell table:style-name="ce9" table:formula="of:=[Datos.$J$10]" office:value-type="currency" office:currency="EUR" office:value="15000" calcext:value-type="currency">
            <text:p>15.000,00 €</text:p>
          </table:table-cell>
          <table:table-cell table:style-name="ce9" table:formula="of:=[Datos.$J$10]" office:value-type="currency" office:currency="EUR" office:value="15000" calcext:value-type="currency">
            <text:p>15.000,00 €</text:p>
          </table:table-cell>
        </table:table-row>
        <table:table-row table:style-name="ro1">
          <table:table-cell table:number-columns-repeated="2"/>
          <table:covered-table-cell table:style-name="ce24"/>
          <table:table-cell table:style-name="ce24" office:value-type="string" calcext:value-type="string">
            <text:p>q * pcp</text:p>
          </table:table-cell>
          <table:table-cell table:style-name="ce9" table:formula="of:=[Datos.$J$9]*[$Auxiliar.B3]" office:value-type="currency" office:currency="EUR" office:value="0" calcext:value-type="currency">
            <text:p>0,00 €</text:p>
          </table:table-cell>
          <table:table-cell table:style-name="ce9" table:formula="of:=[Datos.$J$9]*[$Auxiliar.C3]" office:value-type="currency" office:currency="EUR" office:value="11250" calcext:value-type="currency">
            <text:p>11.250,00 €</text:p>
          </table:table-cell>
          <table:table-cell table:style-name="ce9" table:formula="of:=[Datos.$J$9]*[$Auxiliar.D3]" office:value-type="currency" office:currency="EUR" office:value="22500" calcext:value-type="currency">
            <text:p>22.500,00 €</text:p>
          </table:table-cell>
          <table:table-cell table:style-name="ce9" table:formula="of:=[Datos.$J$9]*[$Auxiliar.E3]" office:value-type="currency" office:currency="EUR" office:value="45000" calcext:value-type="currency">
            <text:p>45.000,00 €</text:p>
          </table:table-cell>
        </table:table-row>
        <table:table-row table:style-name="ro1">
          <table:table-cell table:number-columns-repeated="2"/>
          <table:covered-table-cell table:style-name="ce24"/>
          <table:table-cell table:style-name="ce24" office:value-type="string" calcext:value-type="string">
            <text:p>Ctotal</text:p>
          </table:table-cell>
          <table:table-cell table:style-name="ce10" table:formula="of:=[.E9]+[.E10]" office:value-type="currency" office:currency="EUR" office:value="15000" calcext:value-type="currency">
            <text:p>15.000,00 €</text:p>
          </table:table-cell>
          <table:table-cell table:style-name="ce10" table:formula="of:=[.F9]+[.F10]" office:value-type="currency" office:currency="EUR" office:value="26250" calcext:value-type="currency">
            <text:p>26.250,00 €</text:p>
          </table:table-cell>
          <table:table-cell table:style-name="ce22" table:formula="of:=[.G9]+[.G10]" office:value-type="currency" office:currency="EUR" office:value="37500" calcext:value-type="currency">
            <text:p>37.500,00 €</text:p>
          </table:table-cell>
          <table:table-cell table:style-name="ce22" table:formula="of:=[.H9]+[.H10]" office:value-type="currency" office:currency="EUR" office:value="60000" calcext:value-type="currency">
            <text:p>60.000,00 €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7" office:value-type="string" calcext:value-type="string">
            <text:p>Comprobante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table:formula="of:=IF([.F16]=[$Datos.E15];[$Auxiliar.J5];IF([.F16]&gt;[$Datos.E15];[$Auxiliar.J3];[$Auxiliar.J4]))" office:value-type="string" office:string-value="Conviene comprar" calcext:value-type="string">
            <text:p>Conviene comprar</text:p>
          </table:table-cell>
          <table:table-cell/>
        </table:table-row>
      </table:table>
      <table:table table:name="Grafica" table:style-name="ta1">
        <table:shapes>
          <draw:frame draw:z-index="0" draw:style-name="gr3" draw:text-style-name="P1" svg:width="22.385cm" svg:height="11.9cm" svg:x="2.285cm" svg:y="1.673cm">
            <draw:object draw:notify-on-update-of-ranges="Auxiliar.B3:Auxiliar.E3 Demostracion.C8:Demostracion.C8 Demostracion.E8:Demostracion.H8 Auxiliar.B3:Auxiliar.E3 Demostracion.C9:Demostracion.C9 Demostracion.E11:Demostracion.H11 Auxiliar.C9:Auxiliar.C10 Auxiliar.B15:Auxiliar.B15 Auxiliar.B9:Auxiliar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D3]/2" office:value-type="float" office:value="3750" calcext:value-type="float">
            <text:p>3750</text:p>
          </table:table-cell>
          <table:table-cell table:formula="of:=[$Datos.E15]" office:value-type="float" office:value="7500" calcext:value-type="float">
            <text:p>7500</text:p>
          </table:table-cell>
          <table:table-cell table:formula="of:=[.D3]*2" office:value-type="float" office:value="15000" calcext:value-type="float">
            <text:p>15000</text:p>
          </table:table-cell>
          <table:table-cell table:number-columns-repeated="4"/>
          <table:table-cell office:value-type="string" calcext:value-type="string">
            <text:p>Conviene producir</text:p>
          </table:table-cell>
        </table:table-row>
        <table:table-row table:style-name="ro1">
          <table:table-cell/>
          <table:table-cell table:formula="of:=CONCATENATE([.B3];&quot; &quot;;[Datos.$G$5])" office:value-type="string" office:string-value="0 equipos de música" calcext:value-type="string">
            <text:p>0 equipos de música</text:p>
          </table:table-cell>
          <table:table-cell table:formula="of:=CONCATENATE([.C3];&quot; &quot;;[Datos.$G$5])" office:value-type="string" office:string-value="3750 equipos de música" calcext:value-type="string">
            <text:p>3750 equipos de música</text:p>
          </table:table-cell>
          <table:table-cell table:formula="of:=CONCATENATE([.D3];&quot; &quot;;[Datos.$G$5])" office:value-type="string" office:string-value="7500 equipos de música" calcext:value-type="string">
            <text:p>7500 equipos de música</text:p>
          </table:table-cell>
          <table:table-cell table:formula="of:=CONCATENATE([.E3];&quot; &quot;;[Datos.$G$5])" office:value-type="string" office:string-value="15000 equipos de música" calcext:value-type="string">
            <text:p>15000 equipos de música</text:p>
          </table:table-cell>
          <table:table-cell table:number-columns-repeated="4"/>
          <table:table-cell office:value-type="string" calcext:value-type="string">
            <text:p>Conviene compra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ndiferente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$Datos.E15]"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/>
          <table:table-cell table:style-name="ce29" table:formula="of:=MAX([$Demostracion.E8:.H11])" office:value-type="currency" office:currency="EUR" office:value="75000" calcext:value-type="currency">
            <text:p>75.000,00 €</text:p>
          </table:table-cell>
          <table:table-cell table:formula="of:=[$Datos.E15]" office:value-type="float" office:value="7500" calcext:value-type="float">
            <text:p>7500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CONCATENATE(&quot;El umbral de produccion se obtiene con &quot;;[$Datos.E15];&quot; &quot;;[$Datos.G5])" office:value-type="string" office:string-value="El umbral de produccion se obtiene con 7500 equipos de música" calcext:value-type="string">
            <text:p>El umbral de produccion se obtiene con 7500 equipos de músic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1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2:36:20.7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2:09:10.068000000</meta:creation-date>
    <dc:date>2024-11-13T12:59:46.978000000</dc:date>
    <meta:editing-duration>PT1H58M12S</meta:editing-duration>
    <meta:editing-cycles>6</meta:editing-cycles>
    <meta:generator>LibreOffice/7.6.0.3$Windows_X86_64 LibreOffice_project/69edd8b8ebc41d00b4de3915dc82f8f0fc3b6265</meta:generator>
    <meta:document-statistic meta:table-count="4" meta:cell-count="7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86cm" svg:height="11.901cm" xlink:href=".." xlink:type="simple" chart:class="chart:scatter" chart:style-name="ch1">
        <chart:legend chart:legend-position="end" svg:x="17.13cm" svg:y="4.188cm" style:legend-expansion="custom" svg:width="4.789cm" svg:height="3.737cm" style:legend-expansion-aspect-ratio="1.28150923200428" chart:style-name="ch2"/>
        <chart:plot-area chart:style-name="ch3" table:cell-range-address="Auxiliar.B3:Auxiliar.E3 Demostracion.C8:Demostracion.C9 Demostracion.E8:Demostracion.H8 Demostracion.E11:Demostracion.H11 Auxiliar.B15:Auxiliar.B15 Auxiliar.B9:Auxiliar.B10" chart:data-source-has-labels="row" svg:x="0.914cm" svg:y="0.217cm" svg:width="16.216cm" svg:height="11.375cm">
          <chart:coordinate-region svg:x="2.091cm" svg:y="0.416cm" svg:width="14.574cm" svg:height="10.5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on.E8:Demostracion.H8" chart:label-cell-address="Demostracion.C8:Demostracion.C8" chart:class="chart:scatter">
            <chart:domain table:cell-range-address="Auxiliar.B3:Auxiliar.E3"/>
            <chart:data-point chart:repeated="4"/>
          </chart:series>
          <chart:series chart:style-name="ch8" chart:values-cell-range-address="Demostracion.E11:Demostracion.H11" chart:label-cell-address="Demostracion.C9:Demostracion.C9" chart:class="chart:scatter">
            <chart:data-point chart:repeated="4"/>
          </chart:series>
          <chart:series chart:style-name="ch9" chart:values-cell-range-address="Auxiliar.B9:Auxiliar.B10" chart:label-cell-address="Auxiliar.B15:Auxiliar.B15" chart:class="chart:scatter">
            <chart:domain table:cell-range-address="Auxiliar.C9:Auxiliar.C10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3</text:p>
              </table:table-cell>
              <table:table-cell office:value-type="string">
                <text:p>Ccompra</text:p>
                <draw:g>
                  <svg:desc>Demostracion.C8:Demostracion.C8</svg:desc>
                </draw:g>
              </table:table-cell>
              <table:table-cell office:value-type="string">
                <text:p>Cproducción</text:p>
                <draw:g>
                  <svg:desc>Demostracion.C9:Demostracion.C9</svg:desc>
                </draw:g>
              </table:table-cell>
              <table:table-cell office:value-type="string">
                <text:p>Columna C</text:p>
              </table:table-cell>
              <table:table-cell office:value-type="string">
                <text:p>El umbral de produccion se obtiene con 7500 equipos de música</text:p>
                <draw:g>
                  <svg:desc>Auxiliar.B15:Auxiliar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B3:Auxiliar.E3</svg:desc>
                </draw:g>
              </table:table-cell>
              <table:table-cell office:value-type="float" office:value="0">
                <text:p>0</text:p>
                <draw:g>
                  <svg:desc>Demostracion.E8:Demostracion.H8</svg:desc>
                </draw:g>
              </table:table-cell>
              <table:table-cell office:value-type="float" office:value="15000">
                <text:p>15000</text:p>
                <draw:g>
                  <svg:desc>Demostracion.E11:Demostracion.H11</svg:desc>
                </draw:g>
              </table:table-cell>
              <table:table-cell office:value-type="float" office:value="7500">
                <text:p>7500</text:p>
                <draw:g>
                  <svg:desc>Auxiliar.C9:Auxiliar.C10</svg:desc>
                </draw:g>
              </table:table-cell>
              <table:table-cell office:value-type="float" office:value="0">
                <text:p>0</text:p>
                <draw:g>
                  <svg:desc>Auxiliar.B9:Auxiliar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0">
                <text:p>3750</text:p>
              </table:table-cell>
              <table:table-cell office:value-type="float" office:value="18750">
                <text:p>18750</text:p>
              </table:table-cell>
              <table:table-cell office:value-type="float" office:value="26250">
                <text:p>26250</text:p>
              </table:table-cell>
              <table:table-cell office:value-type="float" office:value="7500">
                <text:p>75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75000">
                <text:p>75000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